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04fcf" style:font-size-asian="10pt" style:font-size-complex="10pt"/>
    </style:style>
    <style:style style:name="P3" style:family="paragraph" style:parent-style-name="Standard" style:list-style-name="L1">
      <style:text-properties style:font-name="Arial1" fo:font-size="10pt" style:font-size-asian="10pt" style:font-size-complex="10pt"/>
    </style:style>
    <style:style style:name="P4" style:family="paragraph" style:parent-style-name="Standard"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1" fo:font-size="10pt" fo:font-style="italic" officeooo:paragraph-rsid="00104fcf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Arial1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Arial1" fo:font-size="10pt" fo:font-style="italic" officeooo:paragraph-rsid="0010ce8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Arial1" fo:font-size="10pt" fo:language="en" fo:country="US" fo:font-weight="bold" officeooo:rsid="00104fcf" officeooo:paragraph-rsid="00104fcf" style:font-size-asian="10pt" style:font-weight-asian="bold" style:font-size-complex="10pt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officeooo:paragraph-rsid="00104fcf"/>
    </style:style>
    <style:style style:name="P11" style:family="paragraph" style:parent-style-name="Standard">
      <style:text-properties fo:font-weight="bold" officeooo:paragraph-rsid="00104fcf" style:font-weight-asian="bold" style:font-weight-complex="bold"/>
    </style:style>
    <style:style style:name="P12" style:family="paragraph" style:parent-style-name="Standard">
      <style:text-properties officeooo:paragraph-rsid="0010ce8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fc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4fcf" style:font-weight-asian="bold" style:font-weight-complex="bold"/>
    </style:style>
    <style:style style:name="T5" style:family="text">
      <style:text-properties fo:font-variant="normal" fo:text-transform="none" fo:color="#000000" loext:opacity="100%" style:font-name="Roboto" fo:font-size="10.1999998092651pt" fo:letter-spacing="normal" fo:language="ru" fo:country="RU" fo:font-style="normal" fo:font-weight="normal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Roboto" fo:font-size="10.1999998092651pt" fo:letter-spacing="normal" fo:language="ru" fo:country="RU" fo:font-style="normal" fo:font-weight="normal" officeooo:rsid="0010ce80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JetBrains Mono" fo:font-size="10pt" fo:letter-spacing="normal" fo:font-style="italic" fo:font-weight="normal" style:font-size-asian="10pt" style:font-style-asian="italic" style:font-size-complex="10pt" style:font-style-complex="italic"/>
    </style:style>
    <style:style style:name="T8" style:family="text">
      <style:text-properties fo:font-variant="normal" fo:text-transform="none" fo:color="#000000" loext:opacity="100%" style:font-name="JetBrains Mono" fo:font-size="10pt" fo:letter-spacing="normal" fo:font-style="italic" fo:font-weight="normal" fo:background-color="#ffffff" loext:char-shading-value="0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000000" loext:opacity="100%" fo:font-size="10pt" fo:letter-spacing="normal" fo:font-style="italic" fo:font-weight="normal" fo:background-color="#ffffff" loext:char-shading-value="0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fo:color="#000000" loext:opacity="100%" fo:letter-spacing="normal" fo:font-style="italic" fo:font-weight="normal" fo:background-color="#ffffff" loext:char-shading-value="0" style:font-style-asian="italic" style:font-style-complex="italic"/>
    </style:style>
    <style:style style:name="T11" style:family="text">
      <style:text-properties fo:font-variant="normal" fo:text-transform="none" fo:color="#000000" loext:opacity="100%" fo:font-size="12pt" fo:letter-spacing="normal" fo:font-style="italic" fo:font-weight="normal" fo:background-color="#ffffff" loext:char-shading-value="0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8800" loext:opacity="100%" style:font-name="JetBrains Mono" fo:font-size="10pt" fo:letter-spacing="normal" fo:font-style="italic" fo:font-weight="normal" style:font-size-asian="10pt" style:font-style-asian="italic" style:font-size-complex="10pt" style:font-style-complex="italic"/>
    </style:style>
    <style:style style:name="T13" style:family="text">
      <style:text-properties fo:font-variant="normal" fo:text-transform="none" fo:color="#9b703f" loext:opacity="100%" style:font-name="JetBrains Mono" fo:font-size="10pt" fo:letter-spacing="normal" fo:font-style="italic" fo:font-weight="normal" style:font-size-asian="10pt" style:font-style-asian="italic" style:font-size-complex="10pt" style:font-style-complex="italic"/>
    </style:style>
    <style:style style:name="T14" style:family="text">
      <style:text-properties fo:font-variant="normal" fo:text-transform="none" fo:color="#55308d" loext:opacity="100%" style:font-name="JetBrains Mono" fo:font-size="10pt" fo:letter-spacing="normal" fo:font-style="italic" fo:font-weight="normal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fo:color="#55308d" loext:opacity="100%" style:font-name="JetBrains Mono" fo:font-size="10pt" fo:letter-spacing="normal" fo:font-style="italic" fo:font-weight="normal" fo:background-color="#ffffff" loext:char-shading-value="0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fo:color="#55308d" loext:opacity="100%" style:font-name="JetBrains Mono" fo:font-size="10pt" fo:letter-spacing="normal" fo:font-style="italic" fo:font-weight="normal" fo:background-color="#ffffff" loext:char-shading-value="0" style:font-size-asian="10pt" style:font-style-asian="italic" style:font-size-complex="10pt" style:font-style-complex="italic"/>
    </style:style>
    <style:style style:name="T17" style:family="text">
      <style:text-properties fo:color="#000000" loext:opacity="100%" style:font-name="Arial1" fo:font-weight="normal" fo:background-color="#ffffff" loext:char-shading-value="0" style:font-weight-asian="normal" style:font-weight-complex="normal"/>
    </style:style>
    <style:style style:name="T18" style:family="text">
      <style:text-properties fo:color="#000000" loext:opacity="100%" style:font-name="Arial1" fo:font-weight="normal" officeooo:rsid="00104fcf" fo:background-color="#ffffff" loext:char-shading-value="0" style:font-weight-asian="normal" style:font-weight-complex="normal"/>
    </style:style>
    <style:style style:name="T19" style:family="text">
      <style:text-properties fo:color="#000000" loext:opacity="100%" style:font-name="Arial1" fo:language="en" fo:country="US" fo:font-weight="normal" fo:background-color="#ffffff" loext:char-shading-value="0" style:font-weight-asian="normal" style:font-weight-complex="normal"/>
    </style:style>
    <style:style style:name="T20" style:family="text">
      <style:text-properties fo:color="#000000" loext:opacity="100%" style:font-name="Arial1" fo:language="en" fo:country="US" fo:font-weight="normal" officeooo:rsid="00104fcf" fo:background-color="#ffffff" loext:char-shading-value="0" style:font-weight-asian="normal" style:font-weight-complex="normal"/>
    </style:style>
    <style:style style:name="T21" style:family="text">
      <style:text-properties fo:color="#000000" loext:opacity="100%" style:font-name="Arial1" fo:language="en" fo:country="US" fo:font-weight="bold" officeooo:rsid="00104fcf" fo:background-color="#ffffff" loext:char-shading-value="0" style:font-weight-asian="bold" style:font-weight-complex="bold"/>
    </style:style>
    <style:style style:name="T22" style:family="text">
      <style:text-properties fo:color="#000000" loext:opacity="100%" style:font-name="Arial1" fo:language="en" fo:country="US" fo:font-style="italic" fo:font-weight="normal" officeooo:rsid="00104fcf" fo:background-color="#ffffff" loext:char-shading-value="0" style:font-style-asian="italic" style:font-weight-asian="normal" style:font-style-complex="italic" style:font-weight-complex="normal"/>
    </style:style>
    <style:style style:name="T23" style:family="text">
      <style:text-properties fo:color="#000000" loext:opacity="100%" style:font-name="Arial1" fo:language="ru" fo:country="RU" fo:font-weight="normal" fo:background-color="#ffffff" loext:char-shading-value="0" style:font-weight-asian="normal" style:font-weight-complex="normal"/>
    </style:style>
    <style:style style:name="T24" style:family="text">
      <style:text-properties fo:color="#000000" loext:opacity="100%" style:font-name="Arial1" fo:language="ru" fo:country="RU" fo:font-weight="normal" officeooo:rsid="00104fcf" fo:background-color="#ffffff" loext:char-shading-value="0" style:font-weight-asian="normal" style:font-weight-complex="normal"/>
    </style:style>
    <style:style style:name="T25" style:family="text">
      <style:text-properties fo:color="#000000" loext:opacity="100%" style:font-name="Arial1" fo:language="ru" fo:country="RU" fo:font-weight="bold" fo:background-color="#ffffff" loext:char-shading-value="0" style:font-weight-asian="bold" style:font-weight-complex="bold"/>
    </style:style>
    <style:style style:name="T26" style:family="text">
      <style:text-properties fo:color="#000000" loext:opacity="100%" style:font-name="Arial1" fo:language="ru" fo:country="RU" fo:font-weight="bold" officeooo:rsid="00104fcf" fo:background-color="#ffffff" loext:char-shading-value="0" style:font-weight-asian="bold" style:font-weight-complex="bold"/>
    </style:style>
    <style:style style:name="T27" style:family="text">
      <style:text-properties fo:color="#000000" loext:opacity="100%" style:font-name="Arial1" fo:language="ru" fo:country="RU" fo:font-style="normal" fo:font-weight="bold" officeooo:rsid="00104fcf" fo:background-color="#ffffff" loext:char-shading-value="0" style:font-style-asian="normal" style:font-weight-asian="bold" style:font-style-complex="normal" style:font-weight-complex="bold"/>
    </style:style>
    <style:style style:name="T28" style:family="text">
      <style:text-properties fo:color="#000000" loext:opacity="100%" style:font-name="Arial1" fo:language="ru" fo:country="RU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29" style:family="text">
      <style:text-properties fo:color="#000000" loext:opacity="100%" style:font-name="Arial1" fo:font-weight="bold" fo:background-color="#ffffff" loext:char-shading-value="0" style:font-weight-asian="bold" style:font-weight-complex="bold"/>
    </style:style>
    <style:style style:name="T30" style:family="text">
      <style:text-properties fo:color="#000000" loext:opacity="100%" style:font-name="Arial1" fo:font-weight="bold" officeooo:rsid="00104fcf" fo:background-color="#ffffff" loext:char-shading-value="0" style:font-weight-asian="bold" style:font-weight-complex="bold"/>
    </style:style>
    <style:style style:name="T31" style:family="text">
      <style:text-properties fo:color="#000000" loext:opacity="100%" style:font-name="Arial1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32" style:family="text">
      <style:text-properties fo:color="#000000" loext:opacity="100%" style:font-name="Arial1" fo:font-size="10pt" fo:font-weight="bold" fo:background-color="#ffffff" loext:char-shading-value="0" style:font-size-asian="10pt" style:font-weight-asian="bold" style:font-size-complex="10pt" style:font-weight-complex="bold"/>
    </style:style>
    <style:style style:name="T33" style:family="text">
      <style:text-properties fo:color="#000000" loext:opacity="100%" style:font-name="Arial1" fo:font-size="10pt" fo:font-weight="bold" officeooo:rsid="00104fcf" fo:background-color="#ffffff" loext:char-shading-value="0" style:font-size-asian="10pt" style:font-weight-asian="bold" style:font-size-complex="10pt" style:font-weight-complex="bold"/>
    </style:style>
    <style:style style:name="T34" style:family="text">
      <style:text-properties fo:color="#000000" loext:opacity="100%" style:font-name="Arial1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Arial1" fo:font-size="10pt" fo:font-weight="normal" officeooo:rsid="00104fcf" fo:background-color="#ffffff" loext:char-shading-value="0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Arial1" fo:font-size="10pt" fo:font-weight="normal" officeooo:rsid="0010ce80" fo:background-color="#ffffff" loext:char-shading-value="0" style:font-size-asian="10pt" style:font-weight-asian="normal" style:font-size-complex="10pt" style:font-weight-complex="normal"/>
    </style:style>
    <style:style style:name="T37" style:family="text">
      <style:text-properties fo:color="#000000" loext:opacity="100%" style:font-name="Arial1" fo:font-size="10pt" fo:font-style="italic" fo:font-weight="normal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0000" loext:opacity="100%" style:font-name="Arial1" fo:font-size="10pt" fo:language="en" fo:country="US" fo:font-weight="normal" fo:background-color="#ffffff" loext:char-shading-value="0" style:font-size-asian="10pt" style:font-weight-asian="normal" style:font-size-complex="10pt" style:font-weight-complex="normal"/>
    </style:style>
    <style:style style:name="T39" style:family="text">
      <style:text-properties fo:color="#000000" loext:opacity="100%" style:font-name="Arial1" fo:font-size="10pt" fo:language="en" fo:country="US" fo:font-weight="normal" officeooo:rsid="00104fcf" fo:background-color="#ffffff" loext:char-shading-value="0" style:font-size-asian="10pt" style:font-weight-asian="normal" style:font-size-complex="10pt" style:font-weight-complex="normal"/>
    </style:style>
    <style:style style:name="T40" style:family="text">
      <style:text-properties fo:color="#000000" loext:opacity="100%" style:font-name="Arial1" fo:font-size="10pt" fo:language="en" fo:country="US" fo:font-weight="normal" officeooo:rsid="0010ce80" fo:background-color="#ffffff" loext:char-shading-value="0" style:font-size-asian="10pt" style:font-weight-asian="normal" style:font-size-complex="10pt" style:font-weight-complex="normal"/>
    </style:style>
    <style:style style:name="T41" style:family="text">
      <style:text-properties fo:color="#000000" loext:opacity="100%" style:font-name="Arial1" fo:font-size="10pt" fo:language="en" fo:country="US" fo:font-weight="bold" officeooo:rsid="00104fcf" fo:background-color="#ffffff" loext:char-shading-value="0" style:font-size-asian="10pt" style:font-weight-asian="bold" style:font-size-complex="10pt" style:font-weight-complex="bold"/>
    </style:style>
    <style:style style:name="T42" style:family="text">
      <style:text-properties fo:color="#000000" loext:opacity="100%" style:font-name="Arial1" fo:font-size="10pt" fo:language="en" fo:country="US" fo:font-style="italic" fo:font-weight="normal" officeooo:rsid="00104fcf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color="#000000" loext:opacity="100%" style:font-name="Arial1" fo:font-size="10pt" fo:language="ru" fo:country="RU" fo:font-weight="normal" fo:background-color="#ffffff" loext:char-shading-value="0" style:font-size-asian="10pt" style:font-weight-asian="normal" style:font-size-complex="10pt" style:font-weight-complex="normal"/>
    </style:style>
    <style:style style:name="T44" style:family="text">
      <style:text-properties fo:color="#000000" loext:opacity="100%" style:font-name="Arial1" fo:font-size="10pt" fo:language="ru" fo:country="RU" fo:font-weight="normal" officeooo:rsid="00104fcf" fo:background-color="#ffffff" loext:char-shading-value="0" style:font-size-asian="10pt" style:font-weight-asian="normal" style:font-size-complex="10pt" style:font-weight-complex="normal"/>
    </style:style>
    <style:style style:name="T45" style:family="text">
      <style:text-properties fo:color="#000000" loext:opacity="100%" style:font-name="Arial1" fo:font-size="10pt" fo:language="ru" fo:country="RU" fo:font-weight="normal" officeooo:rsid="0010ce80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fo:color="#000000" loext:opacity="100%" style:font-name="Arial1" fo:font-size="10pt" fo:language="ru" fo:country="RU" fo:font-weight="bold" fo:background-color="#ffffff" loext:char-shading-value="0" style:font-size-asian="10pt" style:font-weight-asian="bold" style:font-size-complex="10pt" style:font-weight-complex="bold"/>
    </style:style>
    <style:style style:name="T47" style:family="text">
      <style:text-properties fo:color="#000000" loext:opacity="100%" style:font-name="Arial1" fo:font-size="10pt" fo:language="ru" fo:country="RU" fo:font-weight="bold" officeooo:rsid="00104fcf" fo:background-color="#ffffff" loext:char-shading-value="0" style:font-size-asian="10pt" style:font-weight-asian="bold" style:font-size-complex="10pt" style:font-weight-complex="bold"/>
    </style:style>
    <style:style style:name="T48" style:family="text">
      <style:text-properties fo:color="#000000" loext:opacity="100%" style:font-name="Arial1" fo:font-size="10pt" fo:language="ru" fo:country="RU" fo:font-style="normal" fo:font-weight="bold" officeooo:rsid="00104fcf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loext:opacity="100%" style:font-name="Arial1" fo:font-size="10pt" fo:language="ru" fo:country="RU" fo:font-style="italic" fo:font-weight="normal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fo:color="#000000" loext:opacity="100%" fo:language="ru" fo:country="RU" fo:font-weight="normal" fo:background-color="#ffffff" loext:char-shading-value="0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104fcf" fo:background-color="#ffffff" loext:char-shading-value="0" style:font-weight-asian="normal" style:font-weight-complex="normal"/>
    </style:style>
    <style:style style:name="T52" style:family="text">
      <style:text-properties fo:color="#000000" loext:opacity="100%" fo:language="ru" fo:country="RU" fo:font-weight="bold" fo:background-color="#ffffff" loext:char-shading-value="0" style:font-weight-asian="bold" style:font-weight-complex="bold"/>
    </style:style>
    <style:style style:name="T53" style:family="text">
      <style:text-properties fo:color="#000000" loext:opacity="100%" fo:language="ru" fo:country="RU" fo:font-weight="bold" officeooo:rsid="00104fcf" fo:background-color="#ffffff" loext:char-shading-value="0" style:font-weight-asian="bold" style:font-weight-complex="bold"/>
    </style:style>
    <style:style style:name="T54" style:family="text">
      <style:text-properties fo:color="#000000" loext:opacity="100%" fo:language="ru" fo:country="RU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55" style:family="text">
      <style:text-properties fo:color="#000000" loext:opacity="100%" fo:language="ru" fo:country="RU" fo:font-style="normal" fo:font-weight="bold" officeooo:rsid="00104fcf" fo:background-color="#ffffff" loext:char-shading-value="0" style:font-style-asian="normal" style:font-weight-asian="bold" style:font-style-complex="normal" style:font-weight-complex="bold"/>
    </style:style>
    <style:style style:name="T56" style:family="text">
      <style:text-properties fo:color="#000000" loext:opacity="100%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57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58" style:family="text">
      <style:text-properties fo:color="#000000" loext:opacity="100%" fo:font-weight="normal" officeooo:rsid="00104fcf" fo:background-color="#ffffff" loext:char-shading-value="0" style:font-weight-asian="normal" style:font-weight-complex="normal"/>
    </style:style>
    <style:style style:name="T59" style:family="text">
      <style:text-properties fo:color="#000000" loext:opacity="100%" fo:language="en" fo:country="US" fo:font-weight="normal" fo:background-color="#ffffff" loext:char-shading-value="0" style:font-weight-asian="normal" style:font-weight-complex="normal"/>
    </style:style>
    <style:style style:name="T60" style:family="text">
      <style:text-properties fo:color="#000000" loext:opacity="100%" fo:language="en" fo:country="US" fo:font-weight="normal" officeooo:rsid="00104fcf" fo:background-color="#ffffff" loext:char-shading-value="0" style:font-weight-asian="normal" style:font-weight-complex="normal"/>
    </style:style>
    <style:style style:name="T61" style:family="text">
      <style:text-properties fo:color="#000000" loext:opacity="100%" fo:language="en" fo:country="US" fo:font-weight="bold" officeooo:rsid="00104fcf" fo:background-color="#ffffff" loext:char-shading-value="0" style:font-weight-asian="bold" style:font-weight-complex="bold"/>
    </style:style>
    <style:style style:name="T62" style:family="text">
      <style:text-properties fo:color="#000000" loext:opacity="100%" fo:language="en" fo:country="US" fo:font-style="italic" fo:font-weight="normal" officeooo:rsid="00104fcf" fo:background-color="#ffffff" loext:char-shading-value="0" style:font-style-asian="italic" style:font-weight-asian="normal" style:font-style-complex="italic" style:font-weight-complex="normal"/>
    </style:style>
    <style:style style:name="T63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64" style:family="text">
      <style:text-properties fo:color="#000000" loext:opacity="100%" fo:font-weight="bold" officeooo:rsid="00104fcf" fo:background-color="#ffffff" loext:char-shading-value="0" style:font-weight-asian="bold" style:font-weight-complex="bold"/>
    </style:style>
    <style:style style:name="T65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66" style:family="text">
      <style:text-properties fo:color="#000000" loext:opacity="100%" fo:font-style="italic" fo:background-color="#ffffff" loext:char-shading-value="0" style:font-style-asian="italic" style:font-style-complex="italic"/>
    </style:style>
    <style:style style:name="T67" style:family="text">
      <style:text-properties fo:color="#000000" loext:opacity="100%"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68" style:family="text">
      <style:text-properties fo:color="#000000" loext:opacity="100%" fo:font-size="10pt" fo:language="ru" fo:country="RU" fo:font-weight="normal" officeooo:rsid="00104fcf" fo:background-color="#ffffff" loext:char-shading-value="0" style:font-size-asian="10pt" style:font-weight-asian="normal" style:font-size-complex="10pt" style:font-weight-complex="normal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weight="bold" style:font-weight-asian="bold" style:font-weight-complex="bold"/>
    </style:style>
    <style:style style:name="T71" style:family="text">
      <style:text-properties fo:language="en" fo:country="US" officeooo:rsid="00104fcf"/>
    </style:style>
    <style:style style:name="T72" style:family="text">
      <style:text-properties fo:language="en" fo:country="US" fo:font-style="italic" officeooo:rsid="00104fcf" style:font-style-asian="italic" style:font-style-complex="italic"/>
    </style:style>
    <style:style style:name="T73" style:family="text">
      <style:text-properties fo:language="ru" fo:country="RU"/>
    </style:style>
    <style:style style:name="T74" style:family="text">
      <style:text-properties fo:language="ru" fo:country="RU" fo:font-weight="bold" style:font-weight-asian="bold" style:font-weight-complex="bold"/>
    </style:style>
    <style:style style:name="T75" style:family="text">
      <style:text-properties fo:language="ru" fo:country="RU" officeooo:rsid="00104fcf"/>
    </style:style>
    <style:style style:name="T76" style:family="text">
      <style:text-properties fo:language="ru" fo:country="RU" fo:font-style="italic" officeooo:rsid="00104fcf" style:font-style-asian="italic" style:font-style-complex="italic"/>
    </style:style>
    <style:style style:name="T77" style:family="text">
      <style:text-properties fo:language="ru" fo:country="RU" fo:font-style="normal" officeooo:rsid="00104fcf" style:font-style-asian="normal" style:font-style-complex="normal"/>
    </style:style>
    <style:style style:name="T78" style:family="text">
      <style:text-properties fo:font-size="10pt" fo:language="ru" fo:country="RU" fo:font-style="italic" officeooo:rsid="00104fcf" style:font-size-asian="10pt" style:font-style-asian="italic" style:font-size-complex="10pt" style:font-style-complex="italic"/>
    </style:style>
    <style:style style:name="T79" style:family="text">
      <style:text-properties fo:font-size="10pt" fo:font-style="italic" style:font-size-asian="10pt" style:font-style-asian="italic" style:font-size-complex="10pt" style:font-style-complex="italic"/>
    </style:style>
    <style:style style:name="T80" style:family="text">
      <style:text-properties style:font-name="Arial1"/>
    </style:style>
    <style:style style:name="T81" style:family="text">
      <style:text-properties style:font-name="Arial1" fo:font-weight="normal" style:font-weight-asian="normal" style:font-weight-complex="normal"/>
    </style:style>
    <style:style style:name="T82" style:family="text">
      <style:text-properties style:font-name="Arial1" fo:font-weight="normal" officeooo:rsid="00104fcf" style:font-weight-asian="normal" style:font-weight-complex="normal"/>
    </style:style>
    <style:style style:name="T83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style:font-name="Arial1" fo:font-style="italic" fo:font-weight="normal" officeooo:rsid="00104fcf" style:font-style-asian="italic" style:font-weight-asian="normal" style:font-style-complex="italic" style:font-weight-complex="normal"/>
    </style:style>
    <style:style style:name="T85" style:family="text">
      <style:text-properties style:font-name="Arial1" officeooo:rsid="00104fcf"/>
    </style:style>
    <style:style style:name="T86" style:family="text"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7" style:family="text">
      <style:text-properties style:font-name="Arial1" fo:font-size="10pt" fo:font-style="italic" fo:font-weight="normal" officeooo:rsid="00104fcf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89" style:family="text">
      <style:text-properties style:font-name="Arial1" fo:font-size="10pt" fo:font-weight="normal" officeooo:rsid="00104fcf" style:font-size-asian="10pt" style:font-weight-asian="normal" style:font-size-complex="10pt" style:font-weight-complex="normal"/>
    </style:style>
    <style:style style:name="T90" style:family="text">
      <style:text-properties style:font-name="Arial1" fo:font-size="10pt" style:font-size-asian="10pt" style:font-size-complex="10pt"/>
    </style:style>
    <style:style style:name="T91" style:family="text">
      <style:text-properties style:font-name="Arial1" fo:font-size="10pt" officeooo:rsid="00104fcf" style:font-size-asian="10pt" style:font-size-complex="10pt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104fcf" style:font-style-asian="italic" style:font-style-complex="italic"/>
    </style:style>
    <style:style style:name="T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104fcf" style:font-style-asian="italic" style:font-weight-asian="normal" style:font-style-complex="italic" style:font-weight-complex="normal"/>
    </style:style>
    <style:style style:name="T96" style:family="text">
      <style:text-properties officeooo:rsid="00104fcf"/>
    </style:style>
    <style:style style:name="T97" style:family="text">
      <style:text-properties fo:color="#ff0000" loext:opacity="100%" fo:font-weight="bold" style:font-weight-asian="bold" style:font-weight-complex="bold"/>
    </style:style>
    <style:style style:name="T98" style:family="text">
      <style:text-properties fo:color="#55308d" loext:opacity="100%"/>
    </style:style>
    <style:style style:name="T99" style:family="text">
      <style:text-properties fo:color="#55308d" loext:opacity="100%" fo:font-size="10pt" fo:language="ru" fo:country="RU" fo:font-style="italic" officeooo:rsid="00104fcf" style:font-size-asian="10pt" style:font-style-asian="italic" style:font-size-complex="10pt" style:font-style-complex="italic"/>
    </style:style>
    <style:style style:name="T100" style:family="text">
      <style:text-properties fo:color="#55308d" loext:opacity="100%" fo:font-size="10pt" fo:language="ru" fo:country="RU" fo:font-style="italic" officeooo:rsid="00104fcf" fo:background-color="#ffffff" loext:char-shading-value="0" style:font-size-asian="10pt" style:font-style-asian="italic" style:font-size-complex="10pt" style:font-style-complex="italic"/>
    </style:style>
    <style:style style:name="T101" style:family="text">
      <style:text-properties fo:color="#55308d" loext:opacity="100%" fo:font-size="10pt" fo:language="ru" fo:country="RU" fo:font-style="italic" officeooo:rsid="00104fcf" fo:background-color="#ffffff" loext:char-shading-value="0" style:font-size-asian="10pt" style:font-style-asian="italic" style:font-size-complex="10pt" style:font-style-complex="italic"/>
    </style:style>
    <style:style style:name="T102" style:family="text">
      <style:text-properties fo:color="#55308d" loext:opacity="100%" fo:font-size="10pt" fo:font-style="italic" style:font-size-asian="10pt" style:font-style-asian="italic" style:font-size-complex="10pt" style:font-style-complex="italic"/>
    </style:style>
    <style:style style:name="T103" style:family="text">
      <style:text-properties fo:color="#55308d" loext:opacity="100%"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104" style:family="text">
      <style:text-properties fo:color="#55308d" loext:opacity="100%"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105" style:family="text">
      <style:text-properties fo:color="#55308d" loext:opacity="100%" fo:font-size="12pt" fo:language="ru" fo:country="RU" fo:font-style="italic" officeooo:rsid="00104fcf" fo:background-color="#ffffff" loext:char-shading-value="0" style:font-size-asian="12pt" style:font-style-asian="italic" style:font-size-complex="12pt" style:font-style-complex="italic"/>
    </style:style>
    <style:style style:name="T106" style:family="text">
      <style:text-properties fo:color="#55308d" loext:opacity="100%" fo:language="ru" fo:country="RU" fo:font-style="italic" officeooo:rsid="00104fcf" fo:background-color="#ffffff" loext:char-shading-value="0" style:font-style-asian="italic" style:font-style-complex="italic"/>
    </style:style>
    <style:style style:name="T107" style:family="text">
      <style:text-properties officeooo:rsid="0010ce80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32">Tag </text:span></text:span><text:span text:style-name="T34">–</text:span><text:span text:style-name="Strong_20_Emphasis"><text:span text:style-name="T34"> </text:span></text:span><text:span text:style-name="T34">элемент или тег <text:s/></text:span><text:span text:style-name="T37">&lt;p&gt;Здесь написан текст.&lt;/p&gt; </text:span></text:p>
      <text:p text:style-name="Standard"><text:span text:style-name="Strong_20_Emphasis"><text:span text:style-name="T32">Attribute </text:span></text:span><text:span text:style-name="T34">–</text:span><text:span text:style-name="Strong_20_Emphasis"><text:span text:style-name="T34"> атрибуты или свойства элемента <text:s/></text:span></text:span><text:span text:style-name="Strong_20_Emphasis"><text:span text:style-name="T37">&lt;div class="simple-text main"&gt;текст.&lt;/div&gt; </text:span></text:span></text:p>
      <text:p text:style-name="P1"/>
      <text:p text:style-name="P1">Поиск элементов с помощью <text:span text:style-name="T3">CSS-селекторов</text:span>:</text:p>
      <text:p text:style-name="Standard"><text:span text:style-name="Strong_20_Emphasis"><text:span text:style-name="T38">(</text:span></text:span><text:span text:style-name="Strong_20_Emphasis"><text:span text:style-name="T34">[id="bullet"]</text:span></text:span><text:span text:style-name="T34"> <text:s/></text:span><text:span text:style-name="Strong_20_Emphasis"><text:span text:style-name="T34">#bullet</text:span></text:span><text:span text:style-name="Strong_20_Emphasis"><text:span text:style-name="T38">)</text:span></text:span><text:span text:style-name="Strong_20_Emphasis"><text:span text:style-name="T34">, h1, <text:s/></text:span></text:span><text:span text:style-name="Strong_20_Emphasis"><text:span text:style-name="T39">(</text:span></text:span><text:span text:style-name="Strong_20_Emphasis"><text:span text:style-name="T34">[class="jumbotron-heading"] .jumbotron-heading .text-muted.lead</text:span></text:span><text:span text:style-name="Strong_20_Emphasis"><text:span text:style-name="T39">)</text:span></text:span><text:span text:style-name="Strong_20_Emphasis"><text:span text:style-name="T34">, #post2.title </text:span></text:span></text:p>
      <text:p text:style-name="Standard"><text:span text:style-name="Strong_20_Emphasis"><text:span text:style-name="T43"/></text:span></text:p>
      <text:p text:style-name="Standard"><text:span text:style-name="Strong_20_Emphasis"><text:span text:style-name="T46">Потомок </text:span></text:span><text:span text:style-name="Strong_20_Emphasis"><text:span text:style-name="T41">(</text:span></text:span><text:span text:style-name="Strong_20_Emphasis"><text:span text:style-name="T47">пробел</text:span></text:span><text:span text:style-name="Strong_20_Emphasis"><text:span text:style-name="T41">)</text:span></text:span><text:span text:style-name="Strong_20_Emphasis"><text:span text:style-name="T43">: </text:span></text:span><text:span text:style-name="Strong_20_Emphasis"><text:span text:style-name="T34">#posts .title <text:s/></text:span></text:span><text:span text:style-name="Strong_20_Emphasis"><text:span text:style-name="T32">Ребенок </text:span></text:span><text:span text:style-name="Strong_20_Emphasis"><text:span text:style-name="T33">(&gt;)</text:span></text:span><text:span text:style-name="Strong_20_Emphasis"><text:span text:style-name="T34">: #post2 &gt; div.title, #posts &gt; .item:nth-child(2) &gt; .title <text:s text:c="4"/></text:span></text:span></text:p>
      <text:p text:style-name="P2"><text:span text:style-name="T70">Xpath</text:span><text:span text:style-name="T69">: / </text:span><text:span text:style-name="T74">потомок</text:span><text:span text:style-name="T73">, // </text:span><text:span text:style-name="T74">ребенок</text:span><text:span text:style-name="T73">. </text:span></text:p>
      <text:p text:style-name="P2"><text:span text:style-name="T73">/html/body/header //header<text:tab/> [] - это команда </text:span><text:span text:style-name="T74">фильтрации</text:span></text:p>
      <text:p text:style-name="P1">//img[<text:span text:style-name="T3">@</text:span>id='bullet'], //div[@class="row"]/div[2], //p[<text:span text:style-name="T3">text()</text:span>="Lenin cat"], //p[<text:span text:style-name="T3">contains</text:span>(text(), "cat")], //div[<text:span text:style-name="T3">contains</text:span>(@class, "navbar")], //img[@name='bullet-cat' <text:span text:style-name="T3">and</text:span> @data-type='animal'], //div/<text:span text:style-name="T3">*</text:span>[@class="jumbotron-heading"]</text:p>
      <text:p text:style-name="P1"/>
      <text:p text:style-name="P4">Библиотеки</text:p>
      <text:p text:style-name="P2">webdriver это и есть набор команд для управления браузером </text:p>
      <text:p text:style-name="P5">from selenium import webdriver </text:p>
      <text:p text:style-name="P2">импортируем класс By, который позволяет выбрать способ поиска элемента </text:p>
      <text:p text:style-name="P5">from selenium.webdriver.common.by import By </text:p>
      <text:p text:style-name="P2"><text:span text:style-name="T92">import time </text:span>–<text:span text:style-name="T73"> </text:span><text:span text:style-name="T71">з</text:span><text:span text:style-name="T75">адержки и т.д. </text:span><text:span text:style-name="T76">Import </text:span><text:span text:style-name="T72">math,</text:span><text:span text:style-name="T71"> </text:span></text:p>
      <text:p text:style-name="P2"><text:span text:style-name="T92">from selenium.webdriver.support.ui import WebDriverWait</text:span> <text:span text:style-name="T4">и</text:span><text:span text:style-name="T96"> </text:span><text:span text:style-name="T72">from selenium.webdriver.support import expected_conditions as EC</text:span><text:span text:style-name="T71"> </text:span><text:span text:style-name="T75">для явных ожиданий</text:span></text:p>
      <text:p text:style-name="P2"><text:span text:style-name="T75">from selenium.webdriver.support.ui import Select <text:s/>- для работы со списками</text:span></text:p>
      <text:p text:style-name="P2"><text:span text:style-name="T75">import os для работы с ос </text:span></text:p>
      <text:p text:style-name="P1"/>
      <text:p text:style-name="P4">Поиск элементов с помощью Selenium. Локаторы. </text:p>
      <text:p text:style-name="P10"><text:span text:style-name="Strong_20_Emphasis"><text:span text:style-name="T86">find_element(By.ID, value) button = browser.find_element(By.ID, "submit")</text:span></text:span><text:span text:style-name="Strong_20_Emphasis"><text:span text:style-name="T88"> Ищет первое совпадение </text:span></text:span><text:span text:style-name="Strong_20_Emphasis"><text:span text:style-name="T89">или вернет ошибку ...NoSuchElementException...</text:span></text:span><text:span text:style-name="Strong_20_Emphasis"><text:span text:style-name="T88">.</text:span></text:span></text:p>
      <text:list xml:id="list4008541311" text:style-name="L1">
        <text:list-header>
          <text:p text:style-name="P9"><text:span text:style-name="Strong_20_Emphasis"><text:span text:style-name="T37">(By.CSS_SELECTOR, value) (By.XPATH, value) (By.NAME, value) </text:span></text:span><text:span text:style-name="Strong_20_Emphasis"><text:span text:style-name="T87">(</text:span></text:span><text:span text:style-name="Strong_20_Emphasis"><text:span text:style-name="T86">By.TAG_NAME, value)(By.CLASS_NAME, value) </text:span></text:span><text:span text:style-name="Strong_20_Emphasis"><text:span text:style-name="T37">(By.LINK_TEXT, value) </text:span></text:span><text:span text:style-name="T34">— поиск ссылки на странице по полному совпадению; </text:span><text:span text:style-name="Strong_20_Emphasis"><text:span text:style-name="T37">(By.PARTIAL_LINK_TEXT, value) </text:span></text:span><text:span text:style-name="T34">— поиск ссылки на странице, если текст селектора совпадает с любой частью текста ссылки.</text:span></text:p>
          <text:p text:style-name="P3"><text:span text:style-name="T3">find_element</text:span><text:span text:style-name="T97">s</text:span>(<text:span text:style-name="T73">локатор, условие</text:span>) возвращает список. Если ничего не нашел то пустой список <text:s/></text:p>
        </text:list-header>
      </text:list>
      <text:p text:style-name="P10"><text:span text:style-name="Strong_20_Emphasis"><text:span text:style-name="T48"/></text:span></text:p>
      <text:p text:style-name="P10"><text:span text:style-name="Strong_20_Emphasis"><text:span text:style-name="T48">Команды</text:span></text:span></text:p>
      <text:p text:style-name="Standard"><text:span text:style-name="Strong_20_Emphasis"><text:span text:style-name="T49">browser.close()</text:span></text:span><text:span text:style-name="T43">  закрывает </text:span><text:span text:style-name="Emphasis"><text:span text:style-name="T43">текущее </text:span></text:span><text:span text:style-name="T43">окно браузера </text:span></text:p>
      <text:p text:style-name="P12"><text:span text:style-name="Strong_20_Emphasis"><text:span text:style-name="T49">browser.quit()</text:span></text:span><text:span text:style-name="T43"> закрывает все окна, вкладки, и процессы вебдрайвера, запущенные во время тестовой сессии. </text:span></text:p>
      <text:p text:style-name="P12"><text:span text:style-name="T5">get(url)</text:span><text:span text:style-name="T43"> —</text:span><text:span text:style-name="T45"> открыть</text:span><text:span text:style-name="T40"> Url</text:span><text:span text:style-name="T45"> в браузере</text:span><text:span text:style-name="T43"> </text:span></text:p>
      <text:p text:style-name="Standard"><text:span text:style-name="Strong_20_Emphasis"><text:span text:style-name="T49">try/finally</text:span></text:span><text:span text:style-name="T49"> </text:span><text:span text:style-name="T43">— попробовать/сделать в любом случае</text:span></text:p>
      <text:p text:style-name="P1"><text:span text:style-name="T92">button.click()</text:span> - нажать.</text:p>
      <text:p text:style-name="P1">.send_keys("Some text") -<text:span text:style-name="T107">вставить текст (или файл)</text:span></text:p>
      <text:p text:style-name="P1"><text:span text:style-name="T92">assert </text:span><text:span text:style-name="T93">(</text:span><text:span text:style-name="T92">len(goods) == 2, „</text:span><text:span text:style-name="T93">сообщение в ошибке</text:span><text:span text:style-name="T92">“</text:span><text:span text:style-name="T93">)</text:span> <text:span text:style-name="T96">проверка и остановка</text:span></text:p>
      <text:p text:style-name="P12"><text:span text:style-name="T37">get_attribute("checked") </text:span><text:span text:style-name="T34"><text:s/></text:span><text:span text:style-name="T35">возвращает</text:span><text:span text:style-name="T34"> </text:span><text:span text:style-name="T38">’true’, ’</text:span><text:span text:style-name="Strong_20_Emphasis"><text:span text:style-name="T38">None’</text:span></text:span><text:span text:style-name="Strong_20_Emphasis"><text:span text:style-name="T43"> </text:span></text:span><text:span text:style-name="Strong_20_Emphasis"><text:span text:style-name="T44">или </text:span></text:span><text:span text:style-name="Strong_20_Emphasis"><text:span text:style-name="T39">’</text:span></text:span><text:span text:style-name="Strong_20_Emphasis"><text:span text:style-name="T44">значение атрибута</text:span></text:span><text:span text:style-name="Strong_20_Emphasis"><text:span text:style-name="T39">’</text:span></text:span></text:p>
      <text:p text:style-name="P10"><text:span text:style-name="Strong_20_Emphasis"><text:span text:style-name="T44">execute_script – запуск скрипта</text:span></text:span><text:span text:style-name="T43"> </text:span></text:p>
      <text:p text:style-name="P10"><text:span text:style-name="T5">.switch_to — </text:span><text:span text:style-name="T6">переключает фокс браузера на другое окно.</text:span></text:p>
      <text:p text:style-name="P2"><text:span text:style-name="T74">Списки</text:span><text:span text:style-name="T73">: </text:span></text:p>
      <text:p text:style-name="P2"><text:span text:style-name="T92">browser.find_element(By.TAG_NAME, "select").click() </text:span></text:p>
      <text:p text:style-name="P2"><text:span text:style-name="T92">browser.find_element(By.CSS_SELECTOR, "option:nth-child(2)").click() </text:span></text:p>
      <text:p text:style-name="P1"><text:span text:style-name="T3">или</text:span> </text:p>
      <text:p text:style-name="P5">from selenium.webdriver.support.ui import Select </text:p>
      <text:p text:style-name="P5">select = Select(browser.find_element(By.TAG_NAME, "select")) </text:p>
      <text:p text:style-name="Standard"><text:span text:style-name="T49">select.select_by_value("1") <text:s/></text:span><text:span text:style-name="T42">or </text:span><text:span text:style-name="Strong_20_Emphasis"><text:span text:style-name="T37">select.select_by_visible_text("t")</text:span></text:span><text:span text:style-name="T37"> </text:span><text:span text:style-name="T42">or</text:span><text:span text:style-name="T37"> </text:span><text:span text:style-name="Strong_20_Emphasis"><text:span text:style-name="T37">select.select_by_index(index)</text:span></text:span><text:span text:style-name="T37"> </text:span></text:p>
      <text:p text:style-name="P8">JS</text:p>
      <text:p text:style-name="P6"><text:span text:style-name="T69">browser.execute_script("alert('Robots at work');") </text:span></text:p>
      <text:p text:style-name="P6">browser.execute_script("document.title='Script executing';alert('Robots at work');") </text:p>
      <text:p text:style-name="P1"><text:span text:style-name="T74">Проскролить</text:span><text:span text:style-name="T73">, что бы </text:span><text:span text:style-name="T69">button </text:span><text:span text:style-name="T73">стал видим. </text:span></text:p>
      <text:p text:style-name="P6">browser.execute_script("return arguments[0].scrollIntoView(true);", button) </text:p>
      <text:p text:style-name="P6"><text:span text:style-name="T3">или</text:span> browser.execute_script("window.scrollBy(0, 100);") </text:p>
      <text:p text:style-name="P4">Загрузка файлов</text:p>
      <text:p text:style-name="P6">import os </text:p>
      <text:p text:style-name="P6">current_dir = os.path.abspath(os.path.dirname(__file__)) # получаем путь к директории текущего исполняемого файла </text:p>
      <text:p text:style-name="P6"><text:soft-page-break/>file_path = os.path.join(current_dir, 'file.txt') # добавляем к этому пути имя файла element.send_keys(file_path) </text:p>
      <text:p text:style-name="P11"><text:span text:style-name="T91">Всплывающие окна. </text:span><text:span text:style-name="T90">Alerts </text:span><text:span text:style-name="T91">(1 кнопка)</text:span><text:span text:style-name="T90">, </text:span><text:span text:style-name="Strong_20_Emphasis"><text:span text:style-name="T32">confirm</text:span></text:span><text:span text:style-name="Strong_20_Emphasis"><text:span text:style-name="T33">(2 кн), prompt(2 кн и поле ввода) </text:span></text:span></text:p>
      <text:p text:style-name="P7"><text:span text:style-name="T3">alert</text:span> = browser.switch_to.alert </text:p>
      <text:p text:style-name="P7">alert.accept() </text:p>
      <text:p text:style-name="P5"><text:span text:style-name="T3">confirm</text:span> = browser.switch_to.alert </text:p>
      <text:p text:style-name="P5">confirm.accept() <text:s/><text:span text:style-name="T3">или</text:span> confirm.dismiss() </text:p>
      <text:p text:style-name="P6"><text:span text:style-name="T3">prompt</text:span> = browser.switch_to.alert </text:p>
      <text:p text:style-name="P6">prompt.send_keys("My answer") </text:p>
      <text:p text:style-name="P6">prompt.accept() </text:p>
      <text:p text:style-name="P4">Переход на новую вкладку браузера</text:p>
      <text:p text:style-name="P6">browser.switch_to.window(window_name) — <text:span text:style-name="T96">создаст список</text:span></text:p>
      <text:p text:style-name="P6">new_window = browser.window_handles[1] — <text:span text:style-name="T96">последнее открытое из 2х</text:span></text:p>
      <text:p text:style-name="P6">first_window = browser.window_handles[0] </text:p>
      <text:p text:style-name="P4"><text:span text:style-name="T71">O</text:span>жидания</text:p>
      <text:p text:style-name="P1">time.sleep(1), </text:p>
      <text:p text:style-name="P1">Неявное ожидание. <text:span text:style-name="T75">И</text:span>скать каждый элемент в течение 5 секунд с шагом 0,5 с. <text:span text:style-name="T92">browser.implicitly_wait(5) </text:span><text:s/></text:p>
      <text:p text:style-name="P1"><text:span text:style-name="T96">Я</text:span>вное ожидание. </text:p>
      <text:p text:style-name="P5">from selenium.webdriver.common.by import By </text:p>
      <text:p text:style-name="P5">from selenium.webdriver.support.ui import WebDriverWait </text:p>
      <text:p text:style-name="P5">from selenium.webdriver.support import expected_conditions as EC </text:p>
      <text:p text:style-name="P5">from selenium import webdriver </text:p>
      <text:p text:style-name="P2"># говорим Selenium проверять в течение 5 секунд, пока кнопка не станет кликабельной </text:p>
      <text:p text:style-name="P2">button = WebDriverWait(browser, 5).until( EC.element_to_be_clickable((By.ID, "verify")) </text:p>
      <text:p text:style-name="P1">Можно <text:s/>until_<text:span text:style-name="T69">not. </text:span><text:span text:style-name="T75">Методы:</text:span></text:p>
      <text:p text:style-name="P5"><text:span text:style-name="T98">title_is title_contains </text:span>presence_of_element_located <text:span text:style-name="T98">visibility_of_element_located </text:span>visibility_of <text:span text:style-name="T98">presence_of_all_elements_located </text:span>text_to_be_present_in_element <text:span text:style-name="T98">text_to_be_present_in_element_value</text:span> frame_to_be_available_and_switch_to_it <text:span text:style-name="T98">invisibility_of_element_located element_to_be_clickable</text:span> staleness_of <text:span text:style-name="T98">element_to_be_selected </text:span>element_located_to_be_selected<text:span text:style-name="T98"> element_selection_state_to_be</text:span> element_located_selection_state_to_be <text:span text:style-name="T98">alert_is_present</text:span></text:p>
      <text:p text:style-name="P2"><text:span text:style-name="T77">Например</text:span><text:span text:style-name="T106"> </text:span><text:span text:style-name="T10">(EC.text_to_be_present_in_element((By.ID, "&lt;От кого ждем&gt;"), "&lt;Что ждем&gt;"))</text:span><text:span text:style-name="T66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22:58:57.383000000</meta:creation-date>
    <dc:date>2023-08-16T11:40:02.285000000</dc:date>
    <meta:editing-duration>P6DT12H41M3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74" meta:word-count="452" meta:character-count="4761" meta:non-whitespace-character-count="4305"/>
  </office:meta>
</office:document-meta>
</file>